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ario Check-In</text:p>
      <text:p text:style-name="P2">Raffaele intende effettuare il Check-In della sua prenotazione poichè mancano 3 giorni alla sua partenza.Nella Home-Page del sito preme sul bottone Voli Prenotati.Gli appare la lista dei voli da lui prenotati,in questo caso solo uno, Roma-Parigi.Egli clicca sul bottone Check-In e viene rimandato alla pagina dove è presente una form da compilare.Raffaele inserisce il suo codice prenotazione,il suo nome e il suo cognome, dopodichè clicca sul bottone di conferma.Gli compare così,una lista di checkbox con i nomi : "Raffele Marino","Roberta Rossi","Francesca Rossi".Raffaele spunta tutti i checkbox corrispondenti alle persone per cui ha prenotato il biglietto,dopodichè preme su conferma. A questo punto gli compaiono le carte d'imbarco da stampare,corrispondenti alle sue prenotazion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7S</meta:editing-duration>
    <meta:editing-cycles>3</meta:editing-cycles>
    <meta:generator>OpenOffice/4.1.5$Win32 OpenOffice.org_project/415m1$Build-9789</meta:generator>
    <dc:date>2018-10-21T16:24:54.35</dc:date>
    <meta:document-statistic meta:table-count="0" meta:image-count="0" meta:object-count="0" meta:page-count="1" meta:paragraph-count="2" meta:word-count="113" meta:character-count="805"/>
    <dc:creator>M P</dc:creator>
    <meta:user-defined meta:name="Info 1"/>
    <meta:user-defined meta:name="Info 2"/>
    <meta:user-defined meta:name="Info 3"/>
    <meta:user-defined meta:name="Info 4"/>
  </office:meta>
</office:document-meta>
</file>